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25363E9E3E5.png" manifest:media-type="image/png"/>
  <manifest:file-entry manifest:full-path="Pictures/1001120D000074200000522576A39CA6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f3a0"/>
    </style:style>
    <style:style style:name="P2" style:family="paragraph" style:parent-style-name="Title">
      <style:text-properties officeooo:paragraph-rsid="001cf3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mo Light Documentation</text:p>
      <text:p text:style-name="P1"/>
      <text:h text:style-name="Heading_20_1" text:outline-level="1">Scheme :</text:h>
      <text:p text:style-name="Text_20_body"/>
      <text:p text:style-name="Text_20_body"/>
      <text:p text:style-name="Text_20_body"><draw:frame draw:style-name="fr1" draw:name="Image1" text:anchor-type="paragraph" svg:width="17cm" svg:height="12.024cm" draw:z-index="0"><draw:image xlink:href="Pictures/1001120D000074200000522576A39CA6.svg" xlink:type="simple" xlink:show="embed" xlink:actuate="onLoad"/><draw:image xlink:href="Pictures/10000201000003490000025363E9E3E5.png" xlink:type="simple" xlink:show="embed" xlink:actuate="onLoad"/><svg:title>SVG Picture created as thermo_light.svg date 2015/11/09 13:34:28 </svg:title><svg:desc>Picture generated by Eeschema-SVG 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3:30:09.899734043</meta:creation-date>
    <meta:generator>LibreOffice/4.2.8.2$Linux_x86 LibreOffice_project/420m0$Build-2</meta:generator>
    <dc:date>2015-11-09T13:35:01.546273357</dc:date>
    <meta:editing-duration>P0D</meta:editing-duration>
    <meta:editing-cycles>1</meta:editing-cycles>
    <meta:document-statistic meta:table-count="0" meta:image-count="1" meta:object-count="0" meta:page-count="1" meta:paragraph-count="2" meta:word-count="5" meta:character-count="34" meta:non-whitespace-character-count="31"/>
  </office:meta>
</office:document-meta>
</file>